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ajan Pro" fo:font-size="28pt" fo:font-weight="bold" fo:background-color="#ffff00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9.7cm" svg:height="2.616cm" draw:z-index="0"><draw:image xlink:href="../../../../../Users/Isaac/Downloads/BANNER%201%20ESO/VALORES%20ÉTICOS.png" xlink:type="simple" xlink:show="embed" xlink:actuate="onLoad" draw:filter-name="&lt;Todos los formatos&gt;"/></draw:frame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S</meta:editing-duration>
    <meta:editing-cycles>5</meta:editing-cycles>
    <meta:generator>OpenOffice/4.1.6$Win32 OpenOffice.org_project/416m1$Build-9790</meta:generator>
    <dc:date>2019-02-14T21:08:58.71</dc:date>
    <meta:document-statistic meta:table-count="0" meta:image-count="1" meta:object-count="0" meta:page-count="1" meta:paragraph-count="1" meta:word-count="0" meta:character-count="1"/>
    <meta:user-defined meta:name="Info 1"/>
    <meta:user-defined meta:name="Info 2"/>
    <meta:user-defined meta:name="Info 3"/>
    <meta:user-defined meta:name="Info 4"/>
  </office:meta>
</office:document-meta>
</file>